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nonymousPro" svg:font-family="AnonymousPro" style:font-family-generic="roman" style:font-pitch="variable"/>
    <style:font-face style:name="DejaVuSans" svg:font-family="DejaVu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text-underline-style="none" fo:font-weight="bold" officeooo:rsid="0000b2ef" officeooo:paragraph-rsid="0000b2ef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0b2ef" officeooo:paragraph-rsid="0000b2e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none" fo:font-weight="bold" officeooo:rsid="0000b2ef" officeooo:paragraph-rsid="0000b2e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none" fo:font-weight="bold" officeooo:rsid="0000b2ef" officeooo:paragraph-rsid="000104f4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20pt" style:text-underline-style="none" fo:font-weight="bold" officeooo:rsid="00050d24" officeooo:paragraph-rsid="00050d24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104f4" officeooo:paragraph-rsid="000104f4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bold" officeooo:rsid="0000b2ef" officeooo:paragraph-rsid="000104f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officeooo:paragraph-rsid="0000b2ef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00b2ef" officeooo:paragraph-rsid="0000b2ef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00b2ef" officeooo:paragraph-rsid="000104f4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officeooo:paragraph-rsid="0000b2ef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weight="bold" officeooo:paragraph-rsid="000104f4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0173ee" officeooo:paragraph-rsid="000173ee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20pt" style:text-underline-style="none" fo:font-weight="bold" officeooo:rsid="0000b2ef" officeooo:paragraph-rsid="000104f4" style:font-size-asian="20pt" style:font-weight-asian="bold" style:font-size-complex="20pt" style:font-weight-complex="bold"/>
    </style:style>
    <style:style style:name="T1" style:family="text">
      <style:text-properties style:font-name="DejaVuSans"/>
    </style:style>
    <style:style style:name="T2" style:family="text">
      <style:text-properties style:font-name="DejaVuSans" fo:font-size="10pt" style:font-size-asian="10pt"/>
    </style:style>
    <style:style style:name="T3" style:family="text">
      <style:text-properties style:font-name="DejaVuSans" style:text-underline-style="none"/>
    </style:style>
    <style:style style:name="T4" style:family="text">
      <style:text-properties style:font-name="DejaVuSans" style:text-underline-style="none" fo:font-weight="normal" style:font-weight-asian="normal" style:font-weight-complex="normal"/>
    </style:style>
    <style:style style:name="T5" style:family="text">
      <style:text-properties style:font-name="DejaVuSans" style:text-underline-style="none" fo:font-weight="normal" officeooo:rsid="0000b2ef" style:font-weight-asian="normal" style:font-weight-complex="normal"/>
    </style:style>
    <style:style style:name="T6" style:family="text">
      <style:text-properties style:font-name="DejaVuSans" style:text-underline-style="none" fo:font-weight="normal" officeooo:rsid="000104f4" style:font-weight-asian="normal" style:font-weight-complex="normal"/>
    </style:style>
    <style:style style:name="T7" style:family="text">
      <style:text-properties style:font-name="DejaVuSans" style:text-underline-style="none" officeooo:rsid="0000b2ef"/>
    </style:style>
    <style:style style:name="T8" style:family="text">
      <style:text-properties style:font-name="DejaVuSans" style:text-underline-style="none" officeooo:rsid="0002bbda"/>
    </style:style>
    <style:style style:name="T9" style:family="text">
      <style:text-properties style:font-name="DejaVuSans" officeooo:rsid="000104f4"/>
    </style:style>
    <style:style style:name="T10" style:family="text">
      <style:text-properties style:font-name="DejaVuSans" style:text-underline-style="solid" style:text-underline-width="auto" style:text-underline-color="font-color"/>
    </style:style>
    <style:style style:name="T11" style:family="text">
      <style:text-properties officeooo:rsid="000104f4"/>
    </style:style>
    <style:style style:name="T12" style:family="text">
      <style:text-properties style:font-name="AnonymousPro"/>
    </style:style>
    <style:style style:name="T13" style:family="text">
      <style:text-properties style:font-name="AnonymousPro" fo:font-size="8.5pt" style:font-size-asian="8.5pt"/>
    </style:style>
    <style:style style:name="T14" style:family="text">
      <style:text-properties style:font-name="AnonymousPro" style:text-underline-style="none" officeooo:rsid="0000b2ef"/>
    </style:style>
    <style:style style:name="T15" style:family="text">
      <style:text-properties officeooo:rsid="000173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E 1</text:p>
      <text:p text:style-name="P1"/>
      <text:p text:style-name="P3">Ejercicio 1</text:p>
      <text:p text:style-name="P2"/>
      <text:p text:style-name="P11"><text:span text:style-name="T7">A continuación tienes una lista en la que están mezcladas varias clases con </text:span><text:span text:style-name="T1">instancias de esas clases. Para ponerlo un poco más difícil, todos los elementos están escritos en minúscula. Di cuáles son las clases, cuáles las instancias, a qué clase pertenece cada una de estas instancias y cuál es la jerarquía entre las clases: paula, goofy, gardfiel, perro, mineral, caballo, tom, silvestre, pirita, rocinante, milu, snoopy, gato, pluto, animal, javier, bucefalo, pegaso, </text:span><text:span text:style-name="T7">ayudante_de_santa_claus, cuarzo, laika, persona, pato_lucas.</text:span></text:p>
      <text:p text:style-name="P8"><text:span text:style-name="T5"/></text:p>
      <text:p text:style-name="P8"><text:span text:style-name="T5"/></text:p>
      <text:p text:style-name="P9"><text:span text:style-name="T4">Clases: Perro, Mineral, Gato, Caballo, Persona, Animal.</text:span></text:p>
      <text:p text:style-name="P9"><text:span text:style-name="T4"/></text:p>
      <text:p text:style-name="P9"><text:span text:style-name="T6">Clase Animal </text:span><text:span text:style-name="T4">→</text:span><text:span text:style-name="T6"> </text:span><text:span text:style-name="T4">Clase Perro →</text:span><text:span text:style-name="T6"> </text:span><text:span text:style-name="T4">Goofy, Milú, Snoopy, Pluto, AyudanteDeSantaClaus, Laika.</text:span></text:p>
      <text:p text:style-name="P9"><text:span text:style-name="T4"/></text:p>
      <text:p text:style-name="P9"><text:span text:style-name="T6">Clase Animal → </text:span><text:span text:style-name="T4">Clase Gato →</text:span><text:span text:style-name="T6"> </text:span><text:span text:style-name="T4"><text:s/>Tom, Silvestre </text:span><text:span text:style-name="T6">Gardfield.</text:span></text:p>
      <text:p text:style-name="P9"><text:span text:style-name="T4"/></text:p>
      <text:p text:style-name="P10"><text:span text:style-name="T6">Clase Animal → </text:span><text:span text:style-name="T4">Clase Mineral → </text:span><text:span text:style-name="T6">Pirita, Cuarzo.</text:span></text:p>
      <text:p text:style-name="P9"><text:span text:style-name="T4"/></text:p>
      <text:p text:style-name="P10"><text:span text:style-name="T6">Clase Animal → </text:span><text:span text:style-name="T4">Clase Caballo → </text:span><text:span text:style-name="T6">Rocinante, Bucefalo, Pegaso.</text:span></text:p>
      <text:p text:style-name="P9"><text:span text:style-name="T4"/></text:p>
      <text:p text:style-name="P10"><text:span text:style-name="T6">Clase Animal → </text:span><text:span text:style-name="T4">Clase Persona → Paula, Javier.</text:span></text:p>
      <text:p text:style-name="P10"><text:span text:style-name="T4"/></text:p>
      <text:p text:style-name="P10"><text:span text:style-name="T6">Clase Animal → PatoLucas.</text:span></text:p>
      <text:p text:style-name="P10"><text:span text:style-name="T6"/></text:p>
      <text:p text:style-name="P10"/>
      <text:p text:style-name="P10"/>
      <text:p text:style-name="P4">Ejercicio <text:span text:style-name="T11">2</text:span></text:p>
      <text:p text:style-name="P4"/>
      <text:p text:style-name="P7"><text:span text:style-name="T1">¿Cuáles serían los atributos de la clase </text:span><text:span text:style-name="T12">Vivienda</text:span><text:span text:style-name="T1">? ¿Qué subclases se te ocurren?</text:span></text:p>
      <text:p text:style-name="P7"><text:span text:style-name="T1"/></text:p>
      <text:p text:style-name="P6"><text:span text:style-name="T1">Atributos: Ocupación, Superficie, Habitaciones, Baños.</text:span></text:p>
      <text:p text:style-name="P6"><text:span text:style-name="T1"/></text:p>
      <text:p text:style-name="P6"><text:span text:style-name="T1">Subclases: Chale, Mansión, Castillo, Piso, Casa, Estudio.</text:span></text:p>
      <text:p text:style-name="P6"><text:span text:style-name="T1"/></text:p>
      <text:p text:style-name="P6"><text:span text:style-name="T1"/></text:p>
      <text:p text:style-name="P14"><text:soft-page-break/>Ejercicio <text:span text:style-name="T15">7</text:span></text:p>
      <text:p text:style-name="P14"/>
      <text:p text:style-name="P12"><text:span text:style-name="T7">¿Cuáles serían los atributos de la clase </text:span><text:span text:style-name="T14">Ventana </text:span><text:span text:style-name="T7">(de ordenador)? ¿cuáles serían </text:span><text:span text:style-name="T1">los métodos? Piensa en las propiedades y en el comportamiento de una </text:span><text:span text:style-name="T7">ventana de cualquier programa.</text:span></text:p>
      <text:p text:style-name="P12"><text:span text:style-name="T7"/></text:p>
      <text:p text:style-name="P13"><text:span text:style-name="T7">A</text:span><text:span text:style-name="T3">tributos: Brillo, Constraste, Resolución, Aplicaciones, Fecha, Hora, BarraHerramientas.</text:span></text:p>
      <text:p text:style-name="P13"><text:span text:style-name="T3"/></text:p>
      <text:p text:style-name="P13"><text:span text:style-name="T3">Métodos: </text:span><text:span text:style-name="T8">AbrirAplicación, CambiarFecha, CambiarHora, CambiarResolución,CambiarBrillo, CambiarConstraste.</text:span></text:p>
      <text:p text:style-name="P4"><text:span text:style-name="T9"/></text:p>
      <text:p text:style-name="P4"><text:span text:style-name="T9"/></text:p>
      <text:p text:style-name="P4"><text:span text:style-name="T9"/></text:p>
      <text:p text:style-name="P5"><text:span text:style-name="T9">J</text:span><text:span text:style-name="T1">avier Lopera Jiméne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nonymousPro" svg:font-family="AnonymousPro" style:font-family-generic="roman" style:font-pitch="variable"/>
    <style:font-face style:name="DejaVuSans" svg:font-family="DejaVu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0:52:24.764000000</meta:creation-date>
    <dc:date>2019-02-05T12:05:41.952000000</dc:date>
    <meta:editing-duration>PT42M14S</meta:editing-duration>
    <meta:editing-cycles>3</meta:editing-cycles>
    <meta:generator>LibreOffice/5.4.2.2$Windows_X86_64 LibreOffice_project/22b09f6418e8c2d508a9eaf86b2399209b0990f4</meta:generator>
    <meta:document-statistic meta:table-count="0" meta:image-count="0" meta:object-count="0" meta:page-count="2" meta:paragraph-count="19" meta:word-count="213" meta:character-count="1524" meta:non-whitespace-character-count="1329"/>
  </office:meta>
</office:document-meta>
</file>